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background-color="#81d41a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background-color="transparent"/>
    </style:style>
    <style:style style:name="T1" style:family="text">
      <style:text-properties fo:font-variant="normal" fo:text-transform="none" fo:color="#222222" loext:opacity="100%" style:font-name="Arial1" fo:font-size="12pt" fo:letter-spacing="normal" fo:font-style="normal" fo:font-weight="normal" fo:background-color="#81d41a" loext:char-shading-value="0"/>
    </style:style>
    <style:style style:name="T2" style:family="text">
      <style:text-properties fo:font-variant="normal" fo:text-transform="none" fo:color="#500050" loext:opacity="100%" style:font-name="Arial1" fo:font-size="12pt" fo:letter-spacing="normal" fo:font-style="normal" fo:font-weight="normal"/>
    </style:style>
    <style:style style:name="T3" style:family="text">
      <style:text-properties fo:font-variant="normal" fo:text-transform="none" fo:color="#500050" loext:opacity="100%" style:font-name="Arial1" fo:font-size="12pt" fo:letter-spacing="normal" fo:font-style="normal" fo:font-weight="normal" fo:background-color="#81d41a" loext:char-shading-value="0"/>
    </style:style>
    <style:style style:name="T4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De Lunes a Viernes la tarifa por día es de $100.000 para automóvil, $150.000 para camioneta y $200.000 para vans, Sábados y Domingos un 30% más sobre la tarifa de cada tipo de vehículo.</text:span><text:span text:style-name="T2"><text:line-break/>2. </text:span><text:span text:style-name="T3">Un mismo cliente no puede tener dos reservas activas.</text:span><text:span text:style-name="T2"><text:line-break/>3. </text:span><text:span text:style-name="T4">El Sistema debe calcular la fecha de fin del alquiler.</text:span></text:p>
      <text:p text:style-name="P2"/>
      <text:p text:style-name="P3">i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5:55:47.455000000</meta:creation-date>
    <dc:date>2022-02-23T13:42:37.626000000</dc:date>
    <meta:editing-duration>P1DT9H53M25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57" meta:character-count="304" meta:non-whitespace-character-count="249"/>
  </office:meta>
</office:document-meta>
</file>